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84cm" fo:min-width="14.734cm"/>
    </style:style>
    <style:style style:name="gr2" style:family="graphic" style:parent-style-name="standard">
      <style:graphic-properties draw:textarea-horizontal-align="justify" draw:textarea-vertical-align="middle" draw:auto-grow-height="false" fo:min-height="1.284cm" fo:min-width="14.834cm"/>
    </style:style>
    <style:style style:name="gr3" style:family="graphic" style:parent-style-name="standard">
      <style:graphic-properties draw:textarea-horizontal-align="justify" draw:textarea-vertical-align="middle" draw:auto-grow-height="false" fo:min-height="1.284cm" fo:min-width="14.63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376cm" fo:min-width="3.926cm"/>
    </style:style>
    <style:style style:name="gr6" style:family="graphic" style:parent-style-name="standard">
      <style:graphic-properties draw:stroke="none" svg:stroke-color="#000000" draw:fill="none" draw:fill-color="#ffffff" fo:min-height="5.55cm"/>
    </style:style>
    <style:style style:name="gr7" style:family="graphic" style:parent-style-name="standard">
      <style:graphic-properties draw:stroke="none" svg:stroke-color="#000000" draw:fill="none" draw:fill-color="#ffffff" fo:min-height="5.978cm"/>
    </style:style>
    <style:style style:name="gr8" style:family="graphic" style:parent-style-name="standard">
      <style:graphic-properties draw:stroke="none" svg:stroke-color="#000000" draw:fill="none" draw:fill-color="#ffffff" fo:min-height="6.589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svg:stroke-color="#000099" draw:fill-color="#ffffff" draw:textarea-horizontal-align="justify" draw:textarea-vertical-align="middle" draw:auto-grow-height="false" fo:min-height="4.25cm" fo:min-width="4.8cm"/>
    </style:style>
    <style:style style:name="gr11" style:family="graphic" style:parent-style-name="standard">
      <style:graphic-properties svg:stroke-color="#000099" draw:fill-color="#ffffff" draw:textarea-horizontal-align="justify" draw:textarea-vertical-align="middle" draw:auto-grow-height="false" fo:min-height="1.75cm" fo:min-width="16.1cm"/>
    </style:style>
    <style:style style:name="gr12" style:family="graphic" style:parent-style-name="standard">
      <style:graphic-properties draw:stroke="none" svg:stroke-color="#000000" draw:fill="none" draw:fill-color="#ffffff" fo:min-height="1.1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677cm" fo:min-width="2.6cm"/>
    </style:style>
    <style:style style:name="gr15" style:family="graphic" style:parent-style-name="standard">
      <style:graphic-properties draw:textarea-horizontal-align="justify" draw:textarea-vertical-align="middle" draw:auto-grow-height="false" fo:min-height="0.472cm" fo:min-width="4.2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eeee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color="#000099" fo:font-size="1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dddddd"/>
      <style:paragraph-properties fo:text-align="center"/>
      <style:text-properties fo:color="#000099" fo:font-size="16pt"/>
    </style:style>
    <style:style style:name="T1" style:family="text">
      <style:text-properties fo:color="#eeeeee"/>
    </style:style>
    <style:style style:name="T2" style:family="text">
      <style:text-properties fo:color="#000099" fo:font-size="14pt"/>
    </style:style>
    <style:style style:name="T3" style:family="text">
      <style:text-properties fo:font-weight="bold"/>
    </style:style>
    <style:style style:name="T4" style:family="text">
      <style:text-properties fo:color="#000099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4cm" svg:height="1.7cm" svg:x="5.2cm" svg:y="6.6cm">
          <text:p text:style-name="P1"><text:span text:style-name="T1">Interdisziplinärer Forschungsrahm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5cm" svg:height="1.7cm" svg:x="5.4cm" svg:y="10.7cm">
          <text:p text:style-name="P1"><text:span text:style-name="T1">Gesellschaftliche Indikatoren für Energieverbrau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5.4cm" svg:height="1.7cm" svg:x="5.5cm" svg:y="17.1cm">
          <text:p text:style-name="P1"><text:span text:style-name="T1">Szenarien-Meth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5.4cm" svg:height="1.7cm" svg:x="5.5cm" svg:y="19cm">
          <text:p text:style-name="P1"><text:span text:style-name="T1">Szenarien-Erstellu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5.3cm" svg:height="1.7cm" svg:x="5.7cm" svg:y="25cm">
          <text:p text:style-name="P1"><text:span text:style-name="T1">Iteration Szenari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5.4cm" svg:height="1.7cm" svg:x="5.7cm" svg:y="27cm">
          <text:p text:style-name="P1"><text:span text:style-name="T1">Synthese und Ausbli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.3cm" svg:y1="6.6cm" svg:x2="3.2cm" svg:y2="28.7cm">
          <text:p/>
        </draw:line>
        <draw:line draw:style-name="gr4" draw:text-style-name="P3" draw:layer="layout" svg:x1="2cm" svg:y1="6.6cm" svg:x2="3.3cm" svg:y2="6.6cm">
          <text:p/>
        </draw:line>
        <draw:line draw:style-name="gr4" draw:text-style-name="P3" draw:layer="layout" svg:x1="1.9cm" svg:y1="28.7cm" svg:x2="3.2cm" svg:y2="28.7cm">
          <text:p/>
        </draw:line>
        <draw:custom-shape draw:style-name="gr5" draw:text-style-name="P4" draw:layer="layout" svg:width="4.6cm" svg:height="1.8cm" svg:x="10.8cm" svg:y="15cm">
          <text:p text:style-name="P1"><text:span text:style-name="T2">Szenarien</text:span></text:p>
          <text:p text:style-name="P1"><text:span text:style-name="T2">Meth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5.7cm" svg:y="15cm">
          <text:p text:style-name="P1"><text:span text:style-name="T2">Szenarien</text:span></text:p>
          <text:p text:style-name="P1"><text:span text:style-name="T2">Meth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15.8cm" svg:y="12.8cm">
          <text:p text:style-name="P1"><text:span text:style-name="T2">Erweiterung</text:span></text:p>
          <text:p text:style-name="P1"><text:span text:style-name="T2">ES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10.5cm" svg:y="21cm">
          <text:p text:style-name="P1"><text:span text:style-name="T2">Quantifizirung</text:span></text:p>
          <text:p text:style-name="P1"><text:span text:style-name="T2">Auswirkunge versch.</text:span></text:p>
          <text:p text:style-name="P1"><text:span text:style-name="T2">Suffizienz-Politik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15.9cm" svg:y="8.6cm">
          <text:p text:style-name="P1"><text:span text:style-name="T2">Auswahl offenes</text:span></text:p>
          <text:p text:style-name="P1"><text:span text:style-name="T2">ES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10.8cm" svg:y="8.6cm">
          <text:p text:style-name="P1"><text:span text:style-name="T2">Vergangeheit und</text:span></text:p>
          <text:p text:style-name="P1"><text:span text:style-name="T2">Gegenw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15.8cm" svg:y="15cm">
          <text:p text:style-name="P1"><text:span text:style-name="T2">Szenarien</text:span></text:p>
          <text:p text:style-name="P1"><text:span text:style-name="T2">Meth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5.6cm" svg:y="8.6cm">
          <text:p text:style-name="P1"><text:span text:style-name="T2">Zusammenhang</text:span></text:p>
          <text:p text:style-name="P1"><text:span text:style-name="T2">- Vergangenheit</text:span></text:p>
          <text:p text:style-name="P1"><text:span text:style-name="T2">und Gegenwart 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5.7cm" svg:y="12.8cm">
          <text:p text:style-name="P1"><text:span text:style-name="T2">Zusammenhang</text:span></text:p>
          <text:p text:style-name="P1"><text:span text:style-name="T2">- in Zukun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10.7cm" svg:y="12.8cm">
          <text:p text:style-name="P1"><text:span text:style-name="T2">Zukünftige</text:span></text:p>
          <text:p text:style-name="P1"><text:span text:style-name="T2">Suffizienz-Politik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16cm" svg:y="20.8cm">
          <text:p text:style-name="P1"><text:span text:style-name="T2">Quantifizirung</text:span></text:p>
          <text:p text:style-name="P1"><text:span text:style-name="T2">Beitrag Konsistenz,</text:span></text:p>
          <text:p text:style-name="P1"><text:span text:style-name="T2">Effizienz, Suffizien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16.1cm" svg:y="22.918cm">
          <text:p text:style-name="P1"><text:span text:style-name="T2">Ergebnis-</text:span></text:p>
          <text:p text:style-name="P1"><text:span text:style-name="T2">Kommunik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5.6cm" svg:height="5.8cm" svg:x="5cm" svg:y="0.6cm">
          <draw:text-box>
            <text:p text:style-name="P1"><text:span text:style-name="T3">Sozial-ökologische Transformation- forschung:</text:span></text:p>
            <text:p text:style-name="P1">Gesellschaftlicher Wandel und Energieverbrauch</text:p>
          </draw:text-box>
        </draw:frame>
        <draw:frame draw:style-name="gr7" draw:text-style-name="P5" draw:layer="layout" svg:width="5.2cm" svg:height="6.228cm" svg:x="10.7cm" svg:y="0.6cm">
          <draw:text-box>
            <text:p text:style-name="P1"><text:span text:style-name="T3">Politik-</text:span></text:p>
            <text:p text:style-name="P1"><text:span text:style-name="T3">wissenschaft:</text:span></text:p>
            <text:p text:style-name="P1">Suffizienz</text:p>
            <text:p text:style-name="P1">Politiken und</text:p>
            <text:p text:style-name="P1">Rahmenbe-</text:p>
            <text:p text:style-name="P1">dingungen</text:p>
          </draw:text-box>
        </draw:frame>
        <draw:frame draw:style-name="gr8" draw:text-style-name="P5" draw:layer="layout" svg:width="5.5cm" svg:height="6.839cm" svg:x="16cm" svg:y="0.7cm">
          <draw:text-box>
            <text:p text:style-name="P1"><text:span text:style-name="T3">Wirtschafts-Ingenieur</text:span>:</text:p>
            <text:p text:style-name="P1">Integrierte Energie-System-Analyse: Konsistenz, Effizienz, Suffizienz</text:p>
          </draw:text-box>
        </draw:frame>
        <draw:frame draw:style-name="gr9" draw:text-style-name="P6" draw:layer="layout" svg:width="3cm" svg:height="1.673cm" draw:transform="rotate (1.62367980313032) translate (2.744cm 34.678cm)">
          <draw:text-box>
            <text:p>Output</text:p>
          </draw:text-box>
        </draw:frame>
        <draw:custom-shape draw:style-name="gr10" draw:text-style-name="P7" draw:layer="layout" svg:width="5.3cm" svg:height="4.5cm" svg:x="5.1cm" svg:y="29.382cm">
          <text:p text:style-name="P1">Zukunfts-</text:p>
          <text:p text:style-name="P1">Erzählungen von</text:p>
          <text:p text:style-name="P1">gesellschaftlichen</text:p>
          <text:p text:style-name="P1">Suffizienz-Pfaden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3cm" svg:height="4.5cm" svg:x="16.1cm" svg:y="29.3cm">
          <text:p text:style-name="P1">Integrieres ESM</text:p>
          <text:p text:style-name="P1">Konsistenz,</text:p>
          <text:p text:style-name="P1">Effizienz</text:p>
          <text:p text:style-name="P1">Suffizien</text:p>
          <text:p text:style-name="P1">Konsistenz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5.3cm" svg:height="4.5cm" svg:x="10.634cm" svg:y="29.4cm">
          <text:p text:style-name="P1">Zusammenfass.</text:p>
          <text:p text:style-name="P1">Suffizienz-Politik</text:p>
          <text:p text:style-name="P1"><text:s/>von kommunaler</text:p>
          <text:p text:style-name="P1">Bis EU-Ebene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6.6cm" svg:height="2cm" svg:x="4.9cm" svg:y="34.4cm">
          <text:p text:style-name="P1">Politische Handlungsempfehlungen Energie-Suffizienz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1cm" svg:y1="10.4cm" svg:x2="3.4cm" svg:y2="10.4cm">
          <text:p/>
        </draw:line>
        <draw:line draw:style-name="gr4" draw:text-style-name="P3" draw:layer="layout" svg:x1="2cm" svg:y1="14.6cm" svg:x2="3.3cm" svg:y2="14.6cm">
          <text:p/>
        </draw:line>
        <draw:line draw:style-name="gr4" draw:text-style-name="P3" draw:layer="layout" svg:x1="19.5cm" svg:y1="34.9cm" svg:x2="20.8cm" svg:y2="34.9cm">
          <text:p/>
        </draw:line>
        <draw:line draw:style-name="gr4" draw:text-style-name="P3" draw:layer="layout" svg:x1="1.9cm" svg:y1="24.6cm" svg:x2="3.2cm" svg:y2="24.6cm">
          <text:p/>
        </draw:line>
        <draw:line draw:style-name="gr4" draw:text-style-name="P3" draw:layer="layout" svg:x1="2cm" svg:y1="20.6cm" svg:x2="3.3cm" svg:y2="20.6cm">
          <text:p/>
        </draw:line>
        <draw:frame draw:style-name="gr12" draw:text-style-name="P6" draw:layer="layout" svg:width="1.2cm" svg:height="1.4cm" svg:x="2cm" svg:y="8.3cm">
          <draw:text-box>
            <text:p>1</text:p>
          </draw:text-box>
        </draw:frame>
        <draw:frame draw:style-name="gr12" draw:text-style-name="P6" draw:layer="layout" svg:width="1.2cm" svg:height="1.4cm" svg:x="2cm" svg:y="12.1cm">
          <draw:text-box>
            <text:p>2</text:p>
          </draw:text-box>
        </draw:frame>
        <draw:frame draw:style-name="gr12" draw:text-style-name="P6" draw:layer="layout" svg:width="1.2cm" svg:height="1.4cm" svg:x="2cm" svg:y="17.1cm">
          <draw:text-box>
            <text:p>3</text:p>
          </draw:text-box>
        </draw:frame>
        <draw:frame draw:style-name="gr12" draw:text-style-name="P6" draw:layer="layout" svg:width="1.2cm" svg:height="1.4cm" svg:x="2cm" svg:y="22.1cm">
          <draw:text-box>
            <text:p>4</text:p>
          </draw:text-box>
        </draw:frame>
        <draw:frame draw:style-name="gr12" draw:text-style-name="P6" draw:layer="layout" svg:width="1.2cm" svg:height="1.4cm" svg:x="2cm" svg:y="26.3cm">
          <draw:text-box>
            <text:p>5</text:p>
          </draw:text-box>
        </draw:frame>
        <draw:line draw:style-name="gr13" draw:text-style-name="P3" draw:layer="layout" svg:x1="4.6cm" svg:y1="1cm" svg:x2="4.6cm" svg:y2="5.1cm">
          <text:p/>
        </draw:line>
        <draw:custom-shape draw:style-name="gr14" draw:text-style-name="P8" draw:layer="layout" svg:width="3.2cm" svg:height="1.027cm" draw:transform="rotate (1.5707963267949) translate (3.3cm 4.1cm)">
          <text:p text:style-name="P1"><text:span text:style-name="T4">disziplinä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1cm" svg:y1="6.2cm" svg:x2="4.5cm" svg:y2="6.2cm">
          <text:p/>
        </draw:line>
        <draw:custom-shape draw:style-name="gr15" draw:text-style-name="P2" draw:layer="layout" svg:width="4.8cm" svg:height="0.8cm" svg:x="0.8cm" svg:y="5.1cm">
          <text:p text:style-name="P1"><text:span text:style-name="T1">Interdisziplinä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2cm" svg:height="1.4cm" draw:transform="rotate (1.5707963267949) translate (0.9cm 16.8cm)">
          <draw:text-box>
            <text:p>Jah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465a4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5cm" fo:page-height="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7:12:38.247182030</meta:creation-date>
    <dc:date>2018-04-12T12:08:10.535370822</dc:date>
    <meta:editing-duration>PT1H31M49S</meta:editing-duration>
    <meta:editing-cycles>11</meta:editing-cycles>
    <meta:generator>LibreOffice/5.1.6.2$Linux_X86_64 LibreOffice_project/10m0$Build-2</meta:generator>
    <meta:document-statistic meta:object-count="44"/>
  </office:meta>
</office:document-meta>
</file>